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ong_20_Dash_20__28_Rounded_29_" svg:stroke-linecap="round" draw:fill="none" loext:fill-use-slide-background="false" draw:textarea-horizontal-align="justify" draw:textarea-vertical-align="middle" draw:auto-grow-height="false" fo:min-height="0.66cm" fo:min-width="3.25cm" style:writing-mode="lr-tb" loext:decorative="false"/>
      <style:paragraph-properties style:writing-mode="lr-tb"/>
    </style:style>
    <style:style style:name="gr2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75cm" fo:min-width="6.286cm" style:writing-mode="lr-tb" loext:decorative="false"/>
      <style:paragraph-properties style:writing-mode="lr-tb"/>
    </style:style>
    <style:style style:name="gr3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35cm" fo:min-width="5.562cm" style:writing-mode="lr-tb" loext:decorative="false"/>
      <style:paragraph-properties style:writing-mode="lr-tb"/>
    </style:style>
    <style:style style:name="gr4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754cm" fo:min-width="7.214cm" style:writing-mode="lr-tb" loext:decorative="false"/>
      <style:paragraph-properties style:writing-mode="lr-tb"/>
    </style:style>
    <style:style style:name="gr5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41cm" fo:min-width="2.218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color="#1489d8" draw:marker-end="Arrowheads_20_7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1489d8" draw:marker-end="Arrowheads_20_8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1489d8" draw:marker-end="Arrowheads_20_9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1489d8" draw:marker-end="Arrowheads_20_10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1489d8" draw:marker-end="Arrowheads_20_11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1489d8" draw:marker-end="Arrowheads_20_12" draw:marker-end-width="0.3cm" draw:fill="none" draw:textarea-vertical-align="middle" loext:decorative="false"/>
    </style:style>
    <style:style style:name="gr12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41cm" fo:min-width="1.197cm" style:writing-mode="lr-tb" loext:decorative="false"/>
      <style:paragraph-properties style:writing-mode="lr-tb"/>
    </style:style>
    <style:style style:name="gr13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775cm" fo:min-width="7.116cm" style:writing-mode="lr-tb" loext:decorative="false"/>
      <style:paragraph-properties style:writing-mode="lr-tb"/>
    </style:style>
    <style:style style:name="gr14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775cm" fo:min-width="7.214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color="#1489d8" draw:marker-end="Arrowheads_20_13" draw:marker-end-width="0.3cm" draw:fill="none" draw:textarea-vertical-align="middle" loext:decorative="false"/>
    </style:style>
    <style:style style:name="gr16" style:family="graphic" style:parent-style-name="objectwithoutfill">
      <style:graphic-properties svg:stroke-color="#1489d8" draw:marker-end="Arrowheads_20_14" draw:marker-end-width="0.3cm" draw:fill="none" draw:textarea-vertical-align="middle" loext:decorative="false"/>
    </style:style>
    <style:style style:name="gr17" style:family="graphic" style:parent-style-name="objectwithoutfill">
      <style:graphic-properties svg:stroke-color="#1489d8" draw:marker-end="Arrowheads_20_15" draw:marker-end-width="0.3cm" draw:fill="none" draw:textarea-vertical-align="middle" loext:decorative="false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2.098cm" fo:min-width="2.058cm" fo:padding-top="0.03cm" fo:padding-bottom="0.03cm" fo:padding-left="0.05cm" fo:padding-right="0.05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2.097cm" fo:min-width="2.04cm" fo:padding-top="0.03cm" fo:padding-bottom="0.03cm" fo:padding-left="0.05cm" fo:padding-right="0.05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8cm" fo:min-width="2.145cm" fo:padding-top="0.03cm" fo:padding-bottom="0.03cm" fo:padding-left="0.05cm" fo:padding-right="0.05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8cm" fo:min-width="1.545cm" fo:padding-top="0.03cm" fo:padding-bottom="0.03cm" fo:padding-left="0.05cm" fo:padding-right="0.05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8cm" fo:min-width="2.045cm" fo:padding-top="0.03cm" fo:padding-bottom="0.03cm" fo:padding-left="0.05cm" fo:padding-right="0.05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8cm" fo:min-width="2.9cm" fo:padding-top="0.03cm" fo:padding-bottom="0.03cm" fo:padding-left="0.05cm" fo:padding-right="0.05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style:font-name="Liberation Sans" fo:font-size="9pt" style:font-size-asian="10pt" style:font-size-complex="10pt"/>
    </style:style>
    <style:style style:name="P2" style:family="paragraph">
      <loext:graphic-properties draw:fill="none"/>
      <style:paragraph-properties fo:text-align="center" style:writing-mode="lr-tb"/>
      <style:text-properties style:font-name="Liberation Sans" fo:font-size="9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9pt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 style:writing-mode="lr-tb"/>
      <style:text-properties fo:font-size="9pt" fo:font-weight="normal" style:font-weight-asian="normal" style:font-weight-complex="normal"/>
    </style:style>
    <style:style style:name="P7" style:family="paragraph">
      <style:paragraph-properties fo:text-align="center"/>
      <style:text-properties fo:font-size="7pt"/>
    </style:style>
    <style:style style:name="P8" style:family="paragraph">
      <loext:graphic-properties draw:fill="none"/>
      <style:paragraph-properties fo:text-align="center" style:writing-mode="lr-tb"/>
      <style:text-properties fo:font-size="7pt"/>
    </style:style>
    <style:style style:name="P9" style:family="paragraph">
      <style:paragraph-properties fo:text-align="center"/>
      <style:text-properties fo:font-size="8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8pt"/>
    </style:style>
    <style:style style:name="T1" style:family="text">
      <style:text-properties style:font-name="Liberation Sans" fo:font-size="9pt" style:font-size-asian="10pt" style:font-size-complex="10pt"/>
    </style:style>
    <style:style style:name="T2" style:family="text">
      <style:text-properties fo:font-size="9pt" fo:font-weight="bold" style:font-weight-asian="bold" style:font-weight-complex="bold"/>
    </style:style>
    <style:style style:name="T3" style:family="text">
      <style:text-properties fo:font-size="7pt" fo:font-weight="normal" style:font-weight-asian="normal" style:font-weight-complex="normal"/>
    </style:style>
    <style:style style:name="T4" style:family="text">
      <style:text-properties fo:font-size="9pt" fo:font-weight="normal" style:font-weight-asian="normal" style:font-weight-complex="normal"/>
    </style:style>
    <style:style style:name="T5" style:family="text">
      <style:text-properties fo:font-size="7pt"/>
    </style:style>
    <style:style style:name="T6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75cm" svg:height="0.91cm" svg:x="2.75cm" svg:y="4.7cm">
          <text:p text:style-name="P1"><text:span text:style-name="T1">picot:sourcetypes/552 <text:s/></text:span></text:p>
          <text:p text:style-name="P1"><text:span text:style-name="T1">(marriage certificat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6.786cm" svg:height="1cm" svg:x="1.879cm" svg:y="1.5cm">
          <text:p text:style-name="P1"><text:span text:style-name="T1">"BS Huwelijk Haarlem, 11 november 1885, aktenummer 321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6.062cm" svg:height="0.6cm" svg:x="19.045cm" svg:y="1.7cm">
          <text:p text:style-name="P1"><text:span text:style-name="T1">&lt;https://noord-hollandsarchief.nl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7.714cm" svg:height="1.004cm" svg:x="17.919cm" svg:y="7.746cm">
          <text:p text:style-name="P1"><text:span text:style-name="T1">&lt;https://www.openarch.nl/nha:5ec8bcce-acd6-4107-8011-0ccd6b740e7c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5" draw:id="id5" draw:layer="layout" svg:width="2.718cm" svg:height="0.66cm" svg:x="3.513cm" svg:y="7.918cm">
          <text:p text:style-name="P1"><text:span text:style-name="T1">“</text:span><text:span text:style-name="T1">1885-11-1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13.725cm" svg:y1="6.6cm" svg:x2="13.737cm" svg:y2="10cm" draw:start-shape="id1" draw:start-glue-point="8" draw:end-shape="id2" draw:end-glue-point="4" svg:d="M13725 6600l12 3400" svg:viewBox="0 0 13 3401">
          <text:p/>
        </draw:connector>
        <draw:connector draw:style-name="gr7" draw:text-style-name="P4" draw:layer="layout" draw:type="line" svg:x1="12.2cm" svg:y1="5.075cm" svg:x2="8.665cm" svg:y2="2cm" draw:start-shape="id1" draw:start-glue-point="6" draw:end-shape="id3" draw:end-glue-point="1" svg:d="M12200 5075l-3535-3075" svg:viewBox="0 0 3536 3076">
          <text:p/>
        </draw:connector>
        <draw:connector draw:style-name="gr8" draw:text-style-name="P4" draw:layer="layout" draw:type="line" svg:x1="12.2cm" svg:y1="5.075cm" svg:x2="6.5cm" svg:y2="5.155cm" draw:start-shape="id1" draw:start-glue-point="6" draw:end-shape="id4" draw:end-glue-point="1" svg:d="M12200 5075l-5700 80" svg:viewBox="0 0 5701 81">
          <text:p/>
        </draw:connector>
        <draw:connector draw:style-name="gr9" draw:text-style-name="P4" draw:layer="layout" draw:type="line" svg:x1="12.2cm" svg:y1="5.075cm" svg:x2="6.231cm" svg:y2="8.248cm" draw:start-shape="id1" draw:start-glue-point="6" draw:end-shape="id5" svg:d="M12200 5075l-5969 3173" svg:viewBox="0 0 5970 3174">
          <text:p/>
        </draw:connector>
        <draw:connector draw:style-name="gr10" draw:text-style-name="P4" draw:layer="layout" draw:type="line" svg:x1="15.25cm" svg:y1="5.075cm" svg:x2="19.045cm" svg:y2="2cm" draw:start-shape="id1" draw:start-glue-point="10" draw:end-shape="id6" svg:d="M15250 5075l3795-3075" svg:viewBox="0 0 3796 3076">
          <text:p/>
        </draw:connector>
        <draw:connector draw:style-name="gr11" draw:text-style-name="P4" draw:layer="layout" draw:type="line" svg:x1="15.25cm" svg:y1="5.075cm" svg:x2="17.919cm" svg:y2="8.248cm" draw:start-shape="id1" draw:start-glue-point="10" draw:end-shape="id7" draw:end-glue-point="3" svg:d="M15250 5075l2669 3173" svg:viewBox="0 0 2670 3174">
          <text:p/>
        </draw:connector>
        <draw:custom-shape draw:style-name="gr12" draw:text-style-name="P2" xml:id="id10" draw:id="id10" draw:layer="layout" svg:width="1.697cm" svg:height="0.66cm" svg:x="12.876cm" svg:y="15.545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8" draw:id="id8" draw:layer="layout" svg:width="7.616cm" svg:height="1.025cm" svg:x="2.164cm" svg:y="15.363cm">
          <text:p text:style-name="P1"><text:span text:style-name="T1">&lt;https://proxy.archieven.nl/download/236/F9934C85D44446699C60862B3433A9AC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9" draw:id="id9" draw:layer="layout" svg:width="7.714cm" svg:height="1.025cm" svg:x="17.219cm" svg:y="15.363cm">
          <text:p text:style-name="P1"><text:span text:style-name="T1">&lt;https://proxy.archieven.nl/thumb/236/F9934C85D44446699C60862B3433A9AC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4" draw:layer="layout" draw:type="line" svg:x1="12.224cm" svg:y1="11.524cm" svg:x2="5.972cm" svg:y2="15.363cm" draw:start-shape="id2" draw:start-glue-point="6" draw:end-shape="id8" draw:end-glue-point="0" svg:d="M12224 11524l-6252 3839" svg:viewBox="0 0 6253 3840">
          <text:p/>
        </draw:connector>
        <draw:connector draw:style-name="gr16" draw:text-style-name="P4" draw:layer="layout" draw:type="line" svg:x1="15.25cm" svg:y1="11.524cm" svg:x2="21.076cm" svg:y2="15.363cm" draw:start-shape="id2" draw:start-glue-point="10" draw:end-shape="id9" draw:end-glue-point="0" svg:d="M15250 11524l5826 3839" svg:viewBox="0 0 5827 3840">
          <text:p/>
        </draw:connector>
        <draw:connector draw:style-name="gr17" draw:text-style-name="P4" draw:layer="layout" draw:type="line" svg:x1="13.737cm" svg:y1="13.049cm" svg:x2="13.724cm" svg:y2="15.545cm" draw:start-shape="id2" draw:start-glue-point="8" draw:end-shape="id10" draw:end-glue-point="0" svg:d="M13737 13049l-13 2496" svg:viewBox="0 0 14 2497">
          <text:p/>
        </draw:connector>
        <draw:custom-shape draw:style-name="gr18" draw:text-style-name="P6" xml:id="id1" draw:id="id1" draw:layer="layout" svg:width="3.05cm" svg:height="3.05cm" svg:x="12.2cm" svg:y="3.55cm">
          <text:p text:style-name="P5"><text:span text:style-name="T2">Source</text:span></text:p>
          <text:p text:style-name="P5"><text:span text:style-name="T3">sdo:</text:span></text:p>
          <text:p text:style-name="P5"><text:span text:style-name="T3">Archive</text:span></text:p>
          <text:p text:style-name="P5"><text:span text:style-name="T3">Compon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xml:id="id2" draw:id="id2" draw:layer="layout" svg:width="3.026cm" svg:height="3.049cm" svg:x="12.224cm" svg:y="10cm">
          <text:p text:style-name="P7"><text:span text:style-name="T4">Scan</text:span></text:p>
          <text:p text:style-name="P7"><text:span text:style-name="T5">sdo:</text:span></text:p>
          <text:p text:style-name="P7"><text:span text:style-name="T5">ImageObjec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2.245cm" svg:height="0.758cm" svg:x="16.005cm" svg:y="3.242cm">
          <text:p text:style-name="P9"><text:span text:style-name="T6">sdo:</text:span></text:p>
          <text:p text:style-name="P9"><text:span text:style-name="T6">holdingArchive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.645cm" svg:height="0.758cm" svg:x="9.605cm" svg:y="3.242cm">
          <text:p text:style-name="P9"><text:span text:style-name="T6">sdo:</text:span></text:p>
          <text:p text:style-name="P9"><text:span text:style-name="T6">name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2.145cm" svg:height="0.758cm" svg:x="8.105cm" svg:y="4.742cm">
          <text:p text:style-name="P9"><text:span text:style-name="T6">sdo:</text:span></text:p>
          <text:p text:style-name="P9"><text:span text:style-name="T6">additionalType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2.145cm" svg:height="0.758cm" svg:x="8.25cm" svg:y="6.25cm">
          <text:p text:style-name="P9"><text:span text:style-name="T6">sdo:</text:span></text:p>
          <text:p text:style-name="P9"><text:span text:style-name="T6">dateCreated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45cm" svg:height="0.758cm" svg:x="15.5cm" svg:y="6.242cm">
          <text:p text:style-name="P9"><text:span text:style-name="T6">sdo:url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45cm" svg:height="0.758cm" svg:x="12.505cm" svg:y="7.742cm">
          <text:p text:style-name="P9"><text:span text:style-name="T6">sdo:</text:span></text:p>
          <text:p text:style-name="P9"><text:span text:style-name="T6">associatedMedia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3cm" svg:height="0.758cm" svg:x="16.5cm" svg:y="13cm">
          <text:p text:style-name="P9"><text:span text:style-name="T6">sdo:thumbnail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45cm" svg:height="0.758cm" svg:x="8.1cm" svg:y="13cm">
          <text:p text:style-name="P9"><text:span text:style-name="T6">sdo:url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.645cm" svg:height="0.758cm" svg:x="12.855cm" svg:y="13.75cm">
          <text:p text:style-name="P9"><text:span text:style-name="T6">sdo:</text:span></text:p>
          <text:p text:style-name="P9"><text:span text:style-name="T6">posi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17:14:14.149540209</meta:creation-date>
    <dc:date>2024-10-10T16:21:40.346324751</dc:date>
    <meta:editing-duration>PT4H45M55S</meta:editing-duration>
    <meta:editing-cycles>16</meta:editing-cycles>
    <meta:generator>LibreOffice/24.2.6.2$Linux_X86_64 LibreOffice_project/420$Build-2</meta:generator>
    <meta:document-statistic meta:object-count="28"/>
  </office:meta>
</office:document-meta>
</file>